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6" style:family="paragraph" style:parent-style-name="Standard" style:list-style-name="WWNum6">
      <style:paragraph-properties fo:margin-left="1.2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6">
      <style:paragraph-properties fo:margin-left="1.25in" fo:margin-right="0in" fo:margin-top="0in" fo:margin-bottom="0in" loext:contextual-spacing="true" fo:line-height="100%" fo:text-indent="-0.25in" style:auto-text-indent="false" fo:padding="0in" fo:border="none"/>
    </style:style>
    <style:style style:name="P8" style:family="paragraph" style:parent-style-name="Standard" style:list-style-name="WWNum1">
      <style:paragraph-properties fo:margin-left="1.25in" fo:margin-right="0in" fo:margin-top="0in" fo:margin-bottom="0in" loext:contextual-spacing="true" fo:line-height="100%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1.25in" fo:margin-right="0in" fo:margin-top="0in" fo:margin-bottom="0in" loext:contextual-spacing="true" fo:line-height="100%" fo:text-indent="-0.25in" style:auto-text-indent="false" fo:padding="0in" fo:border="none"/>
    </style:style>
    <style:style style:name="P10" style:family="paragraph" style:parent-style-name="Standard" style:list-style-name="WWNum3">
      <style:paragraph-properties fo:margin-left="1.25in" fo:margin-right="0in" fo:margin-top="0in" fo:margin-bottom="0in" loext:contextual-spacing="true" fo:line-height="100%" fo:text-indent="-0.25in" style:auto-text-indent="false" fo:padding="0in" fo:border="none"/>
    </style:style>
    <style:style style:name="P11" style:family="paragraph" style:parent-style-name="Standard" style:list-style-name="WWNum4">
      <style:paragraph-properties fo:margin-left="1.25in" fo:margin-right="0in" fo:margin-top="0in" fo:margin-bottom="0in" loext:contextual-spacing="true" fo:line-height="100%" fo:text-indent="-0.25in" style:auto-text-indent="false" fo:padding="0in" fo:border="none"/>
    </style:style>
    <style:style style:name="P12" style:family="paragraph" style:parent-style-name="Standard" style:list-style-name="WWNum5">
      <style:paragraph-properties fo:margin-left="1.25in" fo:margin-right="0in" fo:margin-top="0in" fo:margin-bottom="0in" loext:contextual-spacing="true" fo:line-height="100%" fo:text-indent="-0.25in" style:auto-text-indent="false" fo:padding="0in" fo:border="non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/>
    </style:style>
    <style:style style:name="T6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Naomi Caraballo<text:tab/><text:tab/></text:span></text:p>
      <text:p text:style-name="P1"><text:span text:style-name="T2">23326 SE 287th St</text:span></text:p>
      <text:p text:style-name="P1"><text:span text:style-name="T2">Maple Valley, WA</text:span></text:p>
      <text:p text:style-name="P1"><text:span text:style-name="T2">98038</text:span></text:p>
      <text:p text:style-name="P1"><text:span text:style-name="T2">Cell Phone (520) 904-4555</text:span></text:p>
      <text:p text:style-name="P1"><text:span text:style-name="T2">Naomi.e.caraballo@gmail.com</text:span></text:p>
      <text:p text:style-name="P2"/>
      <text:p text:style-name="P1"><text:span text:style-name="T2">PROFILE</text:span></text:p>
      <text:p text:style-name="P1"><text:span text:style-name="T3">Seeking position where work experience will be instrumental in my growth within a new organization. </text:span></text:p>
      <text:p text:style-name="P2"/>
      <text:p text:style-name="P3"/>
      <text:p text:style-name="P1"><text:span text:style-name="T2">EXPERIENCE</text:span></text:p>
      <text:p text:style-name="P1"><text:span text:style-name="T2">MGA, Altig-Orlovic AIL, Feb 2016 to present</text:span></text:p>
      <text:p text:style-name="P4"><text:span text:style-name="T3">Position includes hiring, training, reporting, mentorship and leadership development.</text:span></text:p>
      <text:list xml:id="list3088576848911182612" text:style-name="WWNum6">
        <text:list-item>
          <text:p text:style-name="P6"><text:span text:style-name="T3">Vital role in making the largest division of the company</text:span></text:p>
        </text:list-item>
        <text:list-item>
          <text:p text:style-name="P6"><text:bookmark text:name="_hmtrvsmaquc1"/><text:span text:style-name="T3">Hired over 300 agents</text:span></text:p>
        </text:list-item>
        <text:list-item>
          <text:p text:style-name="P6"><text:bookmark text:name="_28or5k9i3885"/><text:span text:style-name="T3">Personally mentored over 100 new agents</text:span></text:p>
        </text:list-item>
        <text:list-item>
          <text:p text:style-name="P6"><text:bookmark text:name="_113v67c5jyhx"/><text:span text:style-name="T3">Organized a women’s leadership group, Women of Altig</text:span></text:p>
        </text:list-item>
        <text:list-item>
          <text:p text:style-name="P6"><text:bookmark text:name="_mjb4gnuk6x0s"/><text:span text:style-name="T3">Managed weekly managers meeting, reporting </text:span></text:p>
        </text:list-item>
        <text:list-item>
          <text:p text:style-name="P6"><text:bookmark text:name="_gjdgxs"/><text:span text:style-name="T3">Developed training and mentorship manuals</text:span></text:p>
        </text:list-item>
      </text:list>
      <text:p text:style-name="P2"/>
      <text:p text:style-name="P1"><text:span text:style-name="T2">VP of Sales and Marketing, Blissful Bus Tours - Jan 2012 - Jan 2016</text:span></text:p>
      <text:p text:style-name="P1"><text:span text:style-name="T3">Responsible for starting, growing, building a senior bus touring business. </text:span></text:p>
      <text:list xml:id="list114355533555000" text:continue-numbering="true" text:style-name="WWNum6">
        <text:list-item>
          <text:p text:style-name="P7"><text:span text:style-name="T6">Enrolled over 1000 </text:span><text:span text:style-name="T3">participants</text:span><text:span text:style-name="T6"> in less than </text:span><text:span text:style-name="T3">6</text:span><text:span text:style-name="T6"> mont</text:span><text:span text:style-name="T3">hs</text:span></text:p>
        </text:list-item>
        <text:list-item>
          <text:p text:style-name="P7"><text:span text:style-name="T3">Enrolled over 4,000 participants in 3 years</text:span></text:p>
        </text:list-item>
        <text:list-item>
          <text:p text:style-name="P7"><text:bookmark text:name="_hmtrvsmaquc11"/><text:soft-page-break/><text:span text:style-name="T3">Organized over 400 trips per year</text:span></text:p>
        </text:list-item>
        <text:list-item>
          <text:p text:style-name="P7"><text:bookmark text:name="_u3slvm2juy5p"/><text:span text:style-name="T3">Worked with 30 different senior living homes and organizations to grow our core business</text:span></text:p>
        </text:list-item>
        <text:list-item>
          <text:p text:style-name="P7"><text:bookmark text:name="_9zl6uu9ze5yy"/><text:span text:style-name="T3">Worked with over 100 small business to help with employee retention</text:span></text:p>
        </text:list-item>
        <text:list-item>
          <text:p text:style-name="P7"><text:bookmark text:name="_28or5k9i38851"/><text:span text:style-name="T3">Worked with over 50 large corporations to help with employee incentives and team building events </text:span></text:p>
        </text:list-item>
        <text:list-item>
          <text:p text:style-name="P7"><text:bookmark text:name="_113v67c5jyhx1"/><text:span text:style-name="T3">Built a CRM to track, retain, and manage business</text:span></text:p>
        </text:list-item>
        <text:list-item>
          <text:p text:style-name="P7"><text:bookmark text:name="_gjdgxs1"/><text:span text:style-name="T3">Facilitated selling the business</text:span></text:p>
        </text:list-item>
      </text:list>
      <text:p text:style-name="P1"><text:span text:style-name="T2"><text:tab/><text:tab/></text:span></text:p>
      <text:p text:style-name="P1"><text:span text:style-name="T2">Licensed Area director, Tucson Value Card Alliance, Tucson, AZ February 2009 – January 2012.</text:span></text:p>
      <text:p text:style-name="P1"><text:span text:style-name="T3">Ran and operated local bartering company. <text:s/>Responsible for all aspects of the business.</text:span></text:p>
      <text:list xml:id="list6648085640760595220" text:style-name="WWNum1">
        <text:list-item>
          <text:p text:style-name="P8"><text:span text:style-name="T6">Increased revenue </text:span><text:span text:style-name="T3">2</text:span><text:span text:style-name="T6">00% in 3 years</text:span></text:p>
        </text:list-item>
        <text:list-item>
          <text:p text:style-name="P8"><text:span text:style-name="T3">Proficient at cold calling and building relationships with businesses</text:span></text:p>
        </text:list-item>
        <text:list-item>
          <text:p text:style-name="P8"><text:span text:style-name="T6">Handled all hiring and training</text:span></text:p>
        </text:list-item>
        <text:list-item>
          <text:p text:style-name="P8"><text:span text:style-name="T6">Added over </text:span><text:span text:style-name="T3">500</text:span><text:span text:style-name="T6"> new </text:span><text:span text:style-name="T3">clients</text:span></text:p>
        </text:list-item>
        <text:list-item>
          <text:p text:style-name="P8"><text:span text:style-name="T6">Created lasting business connections with over </text:span><text:span text:style-name="T3">5</text:span><text:span text:style-name="T6">00 local businesses</text:span></text:p>
        </text:list-item>
      </text:list>
      <text:p text:style-name="P1"><text:span text:style-name="T3"><text:s/></text:span></text:p>
      <text:p text:style-name="P2"/>
      <text:p text:style-name="P1"><text:span text:style-name="T2">Operations Manager, Bally Total Fitness, Tucson, AZ, September 2003 – January 2009.</text:span></text:p>
      <text:p text:style-name="P1"><text:span text:style-name="T3">Directly responsible for 26 employees as well as the daily operation of the club. <text:s/></text:span></text:p>
      <text:list xml:id="list4788944112086988437" text:style-name="WWNum2">
        <text:list-item>
          <text:p text:style-name="P9"><text:span text:style-name="T6">Set up corporate membership accounts, consistently top in the state.</text:span></text:p>
        </text:list-item>
        <text:list-item>
          <text:p text:style-name="P9"><text:span text:style-name="T6">Oversaw maintenance, front desk, kids club, cleaning, group exercise and retail departments. <text:s/></text:span></text:p>
        </text:list-item>
        <text:list-item>
          <text:p text:style-name="P9"><text:span text:style-name="T6">Responsible for club wide customer satisfaction and member retention.</text:span></text:p>
        </text:list-item>
        <text:list-item>
          <text:p text:style-name="P9"><text:span text:style-name="T6">In charge of maintaining accurate PNL statements <text:s/></text:span></text:p>
        </text:list-item>
      </text:list>
      <text:p text:style-name="P3"/>
      <text:p text:style-name="P1"><text:span text:style-name="T2">Shift Manager, Starbucks, Seattle, WA, September 1999 – 2003. <text:s/></text:span></text:p>
      <text:p text:style-name="P1"><text:span text:style-name="T3">Responsible for managing over</text:span><text:span text:style-name="T2"> </text:span><text:span text:style-name="T3">12 employees reported directly to store manager.</text:span></text:p>
      <text:list xml:id="list1548968150291704914" text:style-name="WWNum3">
        <text:list-item>
          <text:p text:style-name="P10"><text:span text:style-name="T6">Played an active role in opening first Flagship location on Alki beach. </text:span></text:p>
        </text:list-item>
        <text:list-item>
          <text:p text:style-name="P10"><text:soft-page-break/><text:span text:style-name="T6">Shift Manager of the year in 2002.</text:span></text:p>
        </text:list-item>
      </text:list>
      <text:p text:style-name="P3"/>
      <text:p text:style-name="P1"><text:span text:style-name="T2">Vice President of Hiring &amp; Training, Champion Resorts, Tucson, AZ, January 1997 – August 1999</text:span></text:p>
      <text:p text:style-name="P1"><text:span text:style-name="T3">Responsible hiring and training of all new call center employees.</text:span></text:p>
      <text:list xml:id="list8319161293961115901" text:style-name="WWNum4">
        <text:list-item>
          <text:p text:style-name="P11"><text:span text:style-name="T6">Grew from 15 to over 1,000 employees</text:span></text:p>
        </text:list-item>
        <text:list-item>
          <text:p text:style-name="P11"><text:span text:style-name="T6">Became one of the largest Time Share lead suppliers in the nation</text:span></text:p>
        </text:list-item>
      </text:list>
      <text:p text:style-name="P2"/>
      <text:p text:style-name="P1"><text:span text:style-name="T2">ACTIVITIES</text:span></text:p>
      <text:list xml:id="list24114414185878244" text:style-name="WWNum5">
        <text:list-item>
          <text:p text:style-name="P12"><text:span text:style-name="T6">Chair Person for Annual Walk-a-thon at St. Peter and Paul Catholic School</text:span></text:p>
        </text:list-item>
        <text:list-item>
          <text:p text:style-name="P12"><text:span text:style-name="T6">Co-Chair for end of year picnic at St’s Peter and Paul Catholic School</text:span></text:p>
        </text:list-item>
        <text:list-item>
          <text:p text:style-name="P12"><text:span text:style-name="T6">USA Youth Sports coach</text:span></text:p>
        </text:list-item>
        <text:list-item>
          <text:p text:style-name="P12"><text:span text:style-name="T6">Founded From One Mother to Another a not for profit for children in Tucson from 2006- 2009 helping over 1500 families, featured in Tucson Weekly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none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none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6" style:display-name="ListLabel 46" style:family="text">
      <style:text-properties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7" style:display-name="ListLabel 4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8" style:display-name="ListLabel 4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0" style:display-name="ListLabel 5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1" style:display-name="ListLabel 5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2" style:display-name="ListLabel 5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4" style:display-name="ListLabel 5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Aria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5" meta:word-count="475" meta:character-count="2919" meta:non-whitespace-character-count="2505"/>
    <meta:generator>LibreOfficeDev/5.1.0.3$Linux_X86_64 LibreOffice_project/</meta:generator>
  </office:meta>
</office:document-meta>
</file>